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c0e6f" officeooo:paragraph-rsid="000c0e6f"/>
    </style:style>
    <style:style style:name="P2" style:family="paragraph" style:parent-style-name="Standard">
      <style:text-properties officeooo:rsid="000c0e6f" officeooo:paragraph-rsid="000c506e"/>
    </style:style>
    <style:style style:name="P3" style:family="paragraph" style:parent-style-name="Standard">
      <style:text-properties officeooo:rsid="000c506e" officeooo:paragraph-rsid="000c506e"/>
    </style:style>
    <style:style style:name="P4" style:family="paragraph" style:parent-style-name="Standard">
      <style:text-properties officeooo:rsid="000c506e" officeooo:paragraph-rsid="00114d22"/>
    </style:style>
    <style:style style:name="P5" style:family="paragraph" style:parent-style-name="Standard">
      <style:text-properties style:font-name="Times New Roman" fo:font-size="12pt" officeooo:rsid="00260e0f" officeooo:paragraph-rsid="000c506e" style:font-size-asian="12pt" style:font-size-complex="12pt"/>
    </style:style>
    <style:style style:name="P6" style:family="paragraph" style:parent-style-name="Standard">
      <style:text-properties style:font-name="Times New Roman" fo:font-size="12pt" officeooo:rsid="000c506e" officeooo:paragraph-rsid="000c506e" style:font-size-asian="12pt" style:font-size-complex="12pt"/>
    </style:style>
    <style:style style:name="P7" style:family="paragraph" style:parent-style-name="Standard">
      <style:text-properties style:font-name="Times New Roman" fo:font-size="12pt" officeooo:rsid="000cc19d" officeooo:paragraph-rsid="000cc19d" style:font-size-asian="12pt" style:font-size-complex="12pt"/>
    </style:style>
    <style:style style:name="P8" style:family="paragraph" style:parent-style-name="Standard">
      <style:text-properties style:font-name="Times New Roman" fo:font-size="12pt" officeooo:rsid="000cc19d" officeooo:paragraph-rsid="000ec14d" style:font-size-asian="12pt" style:font-size-complex="12pt"/>
    </style:style>
    <style:style style:name="P9" style:family="paragraph" style:parent-style-name="Standard">
      <style:text-properties style:font-name="Times New Roman" fo:font-size="12pt" officeooo:rsid="000ec14d" officeooo:paragraph-rsid="000ec14d" style:font-size-asian="12pt" style:font-size-complex="12pt"/>
    </style:style>
    <style:style style:name="P10" style:family="paragraph" style:parent-style-name="Standard">
      <style:text-properties style:font-name="Times New Roman" fo:font-size="12pt" officeooo:rsid="000ec14d" officeooo:paragraph-rsid="00114d22" style:font-size-asian="12pt" style:font-size-complex="12pt"/>
    </style:style>
    <style:style style:name="P11" style:family="paragraph" style:parent-style-name="Standard">
      <style:text-properties style:font-name="Times New Roman" fo:font-size="12pt" officeooo:rsid="001e8e07" officeooo:paragraph-rsid="000c506e" style:font-size-asian="12pt" style:font-size-complex="12pt"/>
    </style:style>
    <style:style style:name="P12" style:family="paragraph" style:parent-style-name="Standard">
      <style:text-properties style:font-name="Times New Roman" fo:font-size="12pt" officeooo:rsid="001e8e07" officeooo:paragraph-rsid="00114d22" style:font-size-asian="12pt" style:font-size-complex="12pt"/>
    </style:style>
    <style:style style:name="P13" style:family="paragraph" style:parent-style-name="Standard">
      <style:text-properties style:font-name="Times New Roman" fo:font-size="12pt" officeooo:rsid="001f906f" officeooo:paragraph-rsid="000c506e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officeooo:rsid="001e8e07" style:font-size-asian="12pt" style:font-size-complex="12pt"/>
    </style:style>
    <style:style style:name="T3" style:family="text">
      <style:text-properties style:font-name="Times New Roman" fo:font-size="12pt" officeooo:rsid="001f906f" style:font-size-asian="12pt" style:font-size-complex="12pt"/>
    </style:style>
    <style:style style:name="T4" style:family="text">
      <style:text-properties style:font-name="Times New Roman" fo:font-size="12pt" officeooo:rsid="0025fad4" style:font-size-asian="12pt" style:font-size-complex="12pt"/>
    </style:style>
    <style:style style:name="T5" style:family="text">
      <style:text-properties officeooo:rsid="0025fad4"/>
    </style:style>
    <style:style style:name="T6" style:family="text">
      <style:text-properties officeooo:rsid="002beae1"/>
    </style:style>
    <style:style style:name="T7" style:family="text">
      <style:text-properties officeooo:rsid="000ec14d"/>
    </style:style>
    <style:style style:name="T8" style:family="text">
      <style:text-properties officeooo:rsid="00114d22"/>
    </style:style>
    <style:style style:name="T9" style:family="text">
      <style:text-properties officeooo:rsid="0011af95"/>
    </style:style>
    <style:style style:name="T10" style:family="text">
      <style:text-properties officeooo:rsid="00126490"/>
    </style:style>
    <style:style style:name="T11" style:family="text">
      <style:text-properties officeooo:rsid="00126b4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dication : </text:p>
      <text:p text:style-name="P1"/>
      <text:p text:style-name="P1">Exercice 1 : </text:p>
      <text:p text:style-name="P1">1) Dans une expérience aléatoire où il y a équiprobabilité, la probabilité d’un événement est égale au quotient du nombre d’issues favorables à l’événement par le nombre total d’issues possibles.</text:p>
      <text:p text:style-name="P1"/>
      <text:p text:style-name="P1">2) Penser à utiliser l’événement contraire.</text:p>
      <text:p text:style-name="P1"/>
      <text:p text:style-name="P1">Exercice 2 : </text:p>
      <text:p text:style-name="P1"/>
      <text:p text:style-name="P1">1) <text:s/>Attention à l’ordre de remplissage des cases</text:p>
      <text:p text:style-name="P1"/>
      <text:p text:style-name="P1">2) Dans une expérience aléatoire où il y a équiprobabilité, la probabilité d’un événement est égale au quotient du nombre d’issues favorables à l’événement par le nombre total d’issues possibles.</text:p>
      <text:p text:style-name="P1"/>
      <text:p text:style-name="P1">3) Dans une expérience aléatoire où il y a équiprobabilité, la probabilité d’un événement est égale au quotient du nombre d’issues favorables à l’événement par le nombre total d’issues possibles.</text:p>
      <text:p text:style-name="P1"/>
      <text:p text:style-name="P1">4)Dans une expérience aléatoire où il y a équiprobabilité, la probabilité d’un événement est égale au quotient du nombre d’issues favorables à l’événement par le nombre total d’issues possibles.</text:p>
      <text:p text:style-name="P1"/>
      <text:p text:style-name="P1">5) Dans une expérience aléatoire où il y a équiprobabilité, la probabilité d’un événement est égale au quotient du nombre d’issues favorables à l’événement par le nombre total d’issues possibles.</text:p>
      <text:p text:style-name="P1"/>
      <text:p text:style-name="P1">Exercice 3 : </text:p>
      <text:p text:style-name="P1">1) L’effectif total est donné par la somme de tout les effectifs.</text:p>
      <text:p text:style-name="P1"/>
      <text:p text:style-name="P1">2) Dans une expérience aléatoire où il y a équiprobabilité, la probabilité d’un événement est égale au quotient du nombre d’issues favorables à l’événement par le nombre total d’issues possibles.</text:p>
      <text:p text:style-name="P1"/>
      <text:p text:style-name="P1">3) <text:s/>Penser à l’événement co<text:span text:style-name="T11">ntraire</text:span>.</text:p>
      <text:p text:style-name="P1"/>
      <text:p text:style-name="P1">Exercice 4 :</text:p>
      <text:p text:style-name="P1"/>
      <text:p text:style-name="P2">1) L’effectif total est donné par la somme de tout les effectifs.</text:p>
      <text:p text:style-name="P2"/>
      <text:p text:style-name="P4">2) <text:span text:style-name="T8">A partir de quand un véhicule est en excès de vitesse ?</text:span></text:p>
      <text:p text:style-name="P12">La fréquence d’apparition est donnée par le quotient de son effectif par l’effectif total.</text:p>
      <text:p text:style-name="P11"/>
      <text:p text:style-name="P3"><text:span text:style-name="T2">3</text:span><text:span text:style-name="T1">) </text:span><text:span text:style-name="T3">L’étendue d’une série de données est la différence entre la plus grande valeur et la plus petite valeur de la série.</text:span></text:p>
      <text:p text:style-name="P13"/>
      <text:p text:style-name="P3"><text:span text:style-name="T3">E</text:span><text:span text:style-name="T1">xercice 5 : </text:span></text:p>
      <text:p text:style-name="P3"><text:span text:style-name="T1">1) </text:span><text:span text:style-name="T3">L’étendue d’une série de données est la différence entre la plus grande valeur et la plus petite valeur de la série.</text:span></text:p>
      <text:p text:style-name="P13"/>
      <text:p text:style-name="P3"><text:span text:style-name="T3">2</text:span><text:span text:style-name="T1">) </text:span><text:span text:style-name="T2">La fréquence d’apparition est donnée par le quotient de son effectif par l’effectif total.</text:span></text:p>
      <text:p text:style-name="P11"/>
      <text:p text:style-name="P3"><text:span text:style-name="T2">E</text:span><text:span text:style-name="T1">xercice 6 :</text:span></text:p>
      <text:p text:style-name="P3"><text:span text:style-name="T1"><text:s/>1) </text:span><text:span text:style-name="T4">Une situation de proportionnalité est représentée graphiquement dans un repère par des points alignés avec l’origine du repère. </text:span></text:p>
      <text:p text:style-name="P5"><text:soft-page-break/>Réciproquement, si une situation est représentée graphiquement dans un repère par des points alignés avec l’origine du repère, c’est une situation de proportionnalité. </text:p>
      <text:p text:style-name="P5"/>
      <text:p text:style-name="P6">Exercice 7 : </text:p>
      <text:p text:style-name="P6">1) <text:span text:style-name="T5">Une situation de proportionnalité est représentée graphiquement dans un repère par des points alignés avec l’origine du repère. </text:span></text:p>
      <text:p text:style-name="P5">Réciproquement, si une situation est représentée graphiquement dans un repère par des points alignés avec l’origine du repère, c’est une situation de proportionnalité. </text:p>
      <text:p text:style-name="P5"/>
      <text:p text:style-name="P6">Exercice 8 : </text:p>
      <text:p text:style-name="P6"/>
      <text:p text:style-name="P6">1) <text:span text:style-name="T9">Remplir avec ce que nous donne l’énoncé. </text:span></text:p>
      <text:p text:style-name="P6"/>
      <text:p text:style-name="P6">2) <text:span text:style-name="T6">Un tableau de proportionnalité est un tableau dans lequel on obtient les nombres d’une ligne en multipliant l’autre ligne par un même nombre</text:span></text:p>
      <text:p text:style-name="P6"/>
      <text:p text:style-name="P6">3) Par quel nombre multiplie t on pour passer d’une ligne à l’autre ? </text:p>
      <text:p text:style-name="P6"/>
      <text:p text:style-name="P6">4) <text:span text:style-name="T8">Il faut mettre en relation le nombre d’images totales du film avec la durée du film. </text:span></text:p>
      <text:p text:style-name="P6"/>
      <text:p text:style-name="P7">Exercice 9 : </text:p>
      <text:p text:style-name="P7">1) Diminuer une valeur de a % revient à multiplier cette valeur par : <draw:frame draw:style-name="fr1" draw:name="Objet30" text:anchor-type="as-char" svg:y="-0.619cm" svg:width="1.485cm" svg:height="0.998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.</text:p>
      <text:p text:style-name="P7"><text:span text:style-name="T7">2</text:span>) On utilise le coefficient multiplicateur sur le nombre initiale <text:span text:style-name="T10">d’images</text:span>. </text:p>
      <text:p text:style-name="P7"/>
      <text:p text:style-name="P8">3) <text:span text:style-name="T8">Essayer de faire correspondre y et x avec les données de l’énoncé et de la question précédente</text:span></text:p>
      <text:p text:style-name="P7"/>
      <text:p text:style-name="P10">4) Trouver dans un premier temps le coefficient multiplicateur.</text:p>
      <text:p text:style-name="P10">Écrire sous forme d’<text:span text:style-name="T9">une </text:span>équation puis la résoudre.</text:p>
      <text:p text:style-name="P9"/>
      <text:p text:style-name="P9">Exercice 10 : </text:p>
      <text:p text:style-name="P9">1) Chercher le coefficient multiplicateur. En déduire le pourcentage d’augmentation.</text:p>
      <text:p text:style-name="P9"/>
      <text:p text:style-name="P9">2) <text:span text:style-name="T8">Essayer de faire correspondre y et x avec les données de l’énoncé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0T14:46:46.838000000</meta:creation-date>
    <dc:date>2022-11-20T23:54:37.975000000</dc:date>
    <meta:editing-duration>PT41M33S</meta:editing-duration>
    <meta:editing-cycles>4</meta:editing-cycles>
    <meta:generator>LibreOffice/7.2.5.2$Windows_X86_64 LibreOffice_project/499f9727c189e6ef3471021d6132d4c694f357e5</meta:generator>
    <meta:document-statistic meta:table-count="0" meta:image-count="0" meta:object-count="1" meta:page-count="2" meta:paragraph-count="42" meta:word-count="571" meta:character-count="3502" meta:non-whitespace-character-count="2952"/>
  </office:meta>
</office:document-meta>
</file>

<file path=Object 1/content.xml><?xml version="1.0" encoding="utf-8"?>
<math xmlns="http://www.w3.org/1998/Math/MathML" display="block">
  <semantics>
    <mrow>
      <mn>1</mn>
      <mo stretchy="false">−</mo>
      <mfrac>
        <mi>a</mi>
        <mn>100</mn>
      </mfrac>
    </mrow>
    <annotation encoding="StarMath 5.0">1- a over 100 </annotation>
  </semantics>
</math>
</file>